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3" table:default-cell-style-name="Default"/>
        <table:table-column table:style-name="co2" table:number-columns-repeated="8" table:default-cell-style-name="Default"/>
        <table:table-row table:style-name="ro3">
          <table:table-cell office:value-type="string">
            <text:p>Protocolo de Comunicação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office:value-type="string">
            <text:p>TIPO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table:number-columns-repeated="4"/>
        </table:table-row>
        <table:table-row table:style-name="ro3">
          <table:table-cell office:value-type="string">
            <text:p>Motor D</text:p>
          </table:table-cell>
          <table:table-cell office:value-type="string">
            <text:p>0x11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5"/>
        </table:table-row>
        <table:table-row table:style-name="ro3">
          <table:table-cell office:value-type="string">
            <text:p>Motor E</text:p>
          </table:table-cell>
          <table:table-cell office:value-type="string">
            <text:p>0x12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5"/>
        </table:table-row>
        <table:table-row table:style-name="ro3">
          <table:table-cell office:value-type="string">
            <text:p>Motor Vassoura</text:p>
          </table:table-cell>
          <table:table-cell office:value-type="string">
            <text:p>0x13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5"/>
        </table:table-row>
        <table:table-row table:style-name="ro3">
          <table:table-cell office:value-type="string">
            <text:p>Servo</text:p>
          </table:table-cell>
          <table:table-cell office:value-type="string">
            <text:p>0x14</text:p>
          </table:table-cell>
          <table:table-cell office:value-type="string">
            <text:p>velocidade</text:p>
          </table:table-cell>
          <table:table-cell table:number-columns-repeated="6"/>
        </table:table-row>
        <table:table-row table:style-name="ro3">
          <table:table-cell office:value-type="string">
            <text:p>Vibrador</text:p>
          </table:table-cell>
          <table:table-cell office:value-type="string">
            <text:p>0x15</text:p>
          </table:table-cell>
          <table:table-cell office:value-type="string">
            <text:p>velocidade</text:p>
          </table:table-cell>
          <table:table-cell table:number-columns-repeated="6"/>
        </table:table-row>
        <table:table-row table:style-name="ro3">
          <table:table-cell office:value-type="string">
            <text:p>Ultrassom</text:p>
          </table:table-cell>
          <table:table-cell office:value-type="string">
            <text:p>0x31</text:p>
          </table:table-cell>
          <table:table-cell office:value-type="string">
            <text:p>USD</text:p>
          </table:table-cell>
          <table:table-cell office:value-type="string">
            <text:p>USE</text:p>
          </table:table-cell>
          <table:table-cell office:value-type="string">
            <text:p>USCD</text:p>
          </table:table-cell>
          <table:table-cell office:value-type="string">
            <text:p>USCU</text:p>
          </table:table-cell>
          <table:table-cell office:value-type="string">
            <text:p>USDB</text:p>
          </table:table-cell>
          <table:table-cell office:value-type="string">
            <text:p>USEB</text:p>
          </table:table-cell>
          <table:table-cell office:value-type="string">
            <text:p>INFRARED</text:p>
          </table:table-cell>
        </table:table-row>
        <table:table-row table:style-name="ro4">
          <table:table-cell office:value-type="string">
            <text:p>Botão Ativação</text:p>
          </table:table-cell>
          <table:table-cell office:value-type="string">
            <text:p>0x32</text:p>
          </table:table-cell>
          <table:table-cell office:value-type="string">
            <text:p>On/Off</text:p>
          </table:table-cell>
          <table:table-cell table:number-columns-repeated="6"/>
        </table:table-row>
        <table:table-row table:style-name="ro3">
          <table:table-cell table:number-columns-repeated="9"/>
        </table:table-row>
      </table:table>
      <table:table table:name="Planilha2" table:style-name="ta1">
        <table:table-column table:style-name="co2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 </meta:initial-creator>
    <meta:creation-date>2013-10-11T19:02:37</meta:creation-date>
    <dc:date>2013-10-18T20:44:06</dc:date>
    <meta:editing-duration>PT3H51M51S</meta:editing-duration>
    <meta:editing-cycles>8</meta:editing-cycles>
    <meta:generator>LibreOffice/3.5$Linux_X86_64 LibreOffice_project/350m1$Build-2</meta:generator>
    <meta:document-statistic meta:table-count="3" meta:cell-count="36" meta:object-count="0"/>
  </office:meta>
</office:document-meta>
</file>